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Italic" svg:font-family="'Source Sans Pro Italic', 'Source Sans Pro', sans-serif"/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1875in" fo:margin-left="-0.075in" fo:margin-top="0in" fo:margin-bottom="0in" table:align="left" style:writing-mode="lr-tb"/>
    </style:style>
    <style:style style:name="Table1.A" style:family="table-column">
      <style:table-column-properties style:column-width="2.1438in"/>
    </style:style>
    <style:style style:name="Table1.B" style:family="table-column">
      <style:table-column-properties style:column-width="5.0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7" style:family="table-row">
      <style:table-row-properties style:min-row-height="1.4611in" fo:keep-together="auto"/>
    </style:style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style:font-name="Cantarell" fo:font-size="12pt" fo:font-weight="bold" style:font-size-asian="12pt" style:language-asian="en" style:country-asian="US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0201in" loext:contextual-spacing="false" fo:line-height="100%"/>
    </style:style>
    <style:style style:name="P5" style:family="paragraph" style:parent-style-name="Standard">
      <style:paragraph-properties fo:margin-top="0in" fo:margin-bottom="0.0201in" loext:contextual-spacing="false" fo:line-height="100%"/>
      <style:text-properties officeooo:paragraph-rsid="0029d21a"/>
    </style:style>
    <style:style style:name="P6" style:family="paragraph" style:parent-style-name="Standard">
      <style:paragraph-properties fo:margin-top="0in" fo:margin-bottom="0.0201in" loext:contextual-spacing="false" fo:line-height="100%"/>
      <style:text-properties style:font-name="Cantarell" fo:font-size="11pt" style:font-size-asian="11pt" style:language-asian="en" style:country-asian="US" style:font-size-complex="11pt"/>
    </style:style>
    <style:style style:name="P7" style:family="paragraph" style:parent-style-name="Standard">
      <style:paragraph-properties fo:margin-top="0in" fo:margin-bottom="0.0201in" loext:contextual-spacing="false" fo:line-height="100%"/>
      <style:text-properties officeooo:rsid="0029d21a" officeooo:paragraph-rsid="0029d21a"/>
    </style:style>
    <style:style style:name="P8" style:family="paragraph" style:parent-style-name="Standard">
      <style:paragraph-properties fo:margin-top="0in" fo:margin-bottom="0.0201in" loext:contextual-spacing="false" fo:line-height="100%"/>
      <style:text-properties officeooo:rsid="0029d21a" officeooo:paragraph-rsid="00310f55"/>
    </style:style>
    <style:style style:name="P9" style:family="paragraph" style:parent-style-name="Standard">
      <style:paragraph-properties fo:margin-top="0.0398in" fo:margin-bottom="0.0598in" loext:contextual-spacing="false" fo:line-height="100%"/>
      <style:text-properties style:font-name="Cantarell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12b2c3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563fc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29d21a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officeooo:paragraph-rsid="0012b2c3" style:font-size-asian="11pt" style:language-asian="zh" style:country-asian="CN" style:font-size-complex="11pt" style:language-complex="hi" style:country-complex="I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officeooo:paragraph-rsid="0029d21a" style:font-size-asian="11pt" style:language-asian="zh" style:country-asian="CN" style:font-size-complex="11pt" style:language-complex="hi" style:country-complex="IN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language="en" fo:country="US" fo:font-style="italic" style:text-underline-style="none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language-asian="zh" style:country-asian="CN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fo:font-weight="normal" officeooo:rsid="00282809" officeooo:paragraph-rsid="00282809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italic" fo:font-weight="normal" officeooo:rsid="0029d21a" officeooo:paragraph-rsid="0029d21a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style:font-size-asian="11pt" style:language-asian="zh" style:country-asian="CN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language-asian="zh" style:country-asian="CN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normal" fo:font-weight="bold" officeooo:rsid="00282809" officeooo:paragraph-rsid="00282809" style:font-size-asian="11pt" style:language-asian="zh" style:country-asian="CN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rsid="001563fc" officeooo:paragraph-rsid="001563fc" style:font-size-asian="11pt" style:font-style-asian="italic" style:font-size-complex="11pt" style:language-complex="hi" style:country-complex="IN" style:font-style-complex="italic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paragraph-rsid="001563fc" style:font-size-asian="11pt" style:font-style-asian="italic" style:font-size-complex="11pt" style:language-complex="hi" style:country-complex="IN" style:font-style-complex="italic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Cantarell1" fo:font-size="11pt" fo:language="en" fo:country="US" style:font-size-asian="11pt" style:font-size-complex="11pt" style:language-complex="hi" style:country-complex="IN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Cantarell1"/>
    </style:style>
    <style:style style:name="P35" style:family="paragraph" style:parent-style-name="Heading_20_1">
      <style:paragraph-properties fo:margin-top="0in" fo:margin-bottom="0in" loext:contextual-spacing="false" fo:line-height="100%"/>
      <style:text-properties fo:font-variant="normal" fo:text-transform="none" fo:color="#000000" style:font-name="Cantarell" fo:font-size="11pt" fo:letter-spacing="normal" fo:font-style="normal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font-size="11pt" fo:language="en" fo:country="US" style:font-size-asian="11pt" style:font-size-complex="11pt" style:language-complex="hi" style:country-complex="IN"/>
    </style:style>
    <style:style style:name="P3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language="en" fo:country="US" style:language-complex="hi" style:country-complex="IN"/>
    </style:style>
    <style:style style:name="P38" style:family="paragraph" style:parent-style-name="Standard" style:master-page-name="Standard">
      <style:paragraph-properties fo:margin-top="0in" fo:margin-bottom="0.0598in" loext:contextual-spacing="false" fo:line-height="100%" fo:text-align="center" style:justify-single-word="false" style:page-number="auto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font-size-complex="11pt"/>
    </style:style>
    <style:style style:name="T1" style:family="text">
      <style:text-properties style:font-name="Cantarell" fo:font-size="14pt" fo:font-weight="bold" style:font-size-asian="14pt" style:language-asian="en" style:country-asian="US" style:font-weight-asian="bold" style:font-size-complex="14pt" style:font-weight-complex="bold"/>
    </style:style>
    <style:style style:name="T2" style:family="text">
      <style:text-properties style:font-name="Cantarell" fo:font-size="14pt" style:rfc-language-tag="x-none" fo:font-weight="bold" style:font-size-asian="14pt" style:rfc-language-tag-asian="x-none" style:font-weight-asian="bold" style:font-size-complex="14pt" style:rfc-language-tag-complex="x-none" style:font-weight-complex="bold"/>
    </style:style>
    <style:style style:name="T3" style:family="text">
      <style:text-properties style:font-name="Cantarell" fo:font-size="11pt" style:font-size-asian="11pt" style:language-asian="en" style:country-asian="US" style:font-size-complex="11pt"/>
    </style:style>
    <style:style style:name="T4" style:family="text">
      <style:text-properties style:font-name="Cantarell" fo:font-size="11pt" officeooo:rsid="00121b37" style:font-size-asian="11pt" style:language-asian="en" style:country-asian="US" style:font-size-complex="11pt"/>
    </style:style>
    <style:style style:name="T5" style:family="text">
      <style:text-properties style:font-name="Cantarell" fo:font-size="11pt" officeooo:rsid="00258db3" style:font-size-asian="11pt" style:language-asian="en" style:country-asian="US" style:font-size-complex="11pt"/>
    </style:style>
    <style:style style:name="T6" style:family="text">
      <style:text-properties style:font-name="Cantarell" fo:font-size="11pt" officeooo:rsid="0027f555" style:font-size-asian="11pt" style:language-asian="en" style:country-asian="US" style:font-size-complex="11pt"/>
    </style:style>
    <style:style style:name="T7" style:family="text">
      <style:text-properties style:font-name="Cantarell" fo:font-size="11pt" officeooo:rsid="0029d21a" style:font-size-asian="11pt" style:language-asian="en" style:country-asian="US" style:font-size-complex="11pt"/>
    </style:style>
    <style:style style:name="T8" style:family="text">
      <style:text-properties style:font-name="Cantarell" fo:font-size="11pt" officeooo:rsid="002f9d8a" style:font-size-asian="11pt" style:language-asian="en" style:country-asian="US" style:font-size-complex="11pt"/>
    </style:style>
    <style:style style:name="T9" style:family="text">
      <style:text-properties style:font-name="Cantarell" fo:font-size="11pt" officeooo:rsid="00368506" style:font-size-asian="11pt" style:language-asian="en" style:country-asian="US" style:font-size-complex="11pt"/>
    </style:style>
    <style:style style:name="T10" style:family="text">
      <style:text-properties style:font-name="Cantarell" fo:font-size="11pt" style:font-size-asian="11pt" style:font-size-complex="11pt"/>
    </style:style>
    <style:style style:name="T11" style:family="text">
      <style:text-properties style:font-name="Cantarell" fo:font-size="11pt" officeooo:rsid="0027f555" style:font-size-asian="11pt" style:font-size-complex="11pt"/>
    </style:style>
    <style:style style:name="T12" style:family="text">
      <style:text-properties style:font-name="Cantarell" fo:font-size="11pt" officeooo:rsid="002f9d8a" style:font-size-asian="11pt" style:font-size-complex="11pt"/>
    </style:style>
    <style:style style:name="T13" style:family="text">
      <style:text-properties style:font-name="Cantarell" fo:font-size="11pt" style:font-size-asian="11pt" style:language-asian="zh" style:country-asian="CN" style:font-size-complex="11pt"/>
    </style:style>
    <style:style style:name="T14" style:family="text"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5" style:family="text">
      <style:text-properties style:font-name="Cantarell" fo:font-size="11pt" fo:language="en" fo:country="US" fo:font-weight="bold" officeooo:rsid="0012b2c3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6" style:family="text"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T17" style:family="text">
      <style:text-properties style:font-name="Cantarell" fo:font-size="11pt" fo:language="en" fo:country="US" officeooo:rsid="0012b2c3" style:font-size-asian="11pt" style:language-asian="zh" style:country-asian="CN" style:font-size-complex="11pt" style:language-complex="hi" style:country-complex="IN"/>
    </style:style>
    <style:style style:name="T18" style:family="text">
      <style:text-properties style:font-name="Cantarell" fo:font-size="11pt" fo:language="en" fo:country="US" officeooo:rsid="00147302" style:font-size-asian="11pt" style:language-asian="zh" style:country-asian="CN" style:font-size-complex="11pt" style:language-complex="hi" style:country-complex="IN"/>
    </style:style>
    <style:style style:name="T19" style:family="text">
      <style:text-properties style:font-name="Cantarell" fo:font-size="11pt" fo:language="en" fo:country="US" officeooo:rsid="00282809" style:font-size-asian="11pt" style:language-asian="zh" style:country-asian="CN" style:font-size-complex="11pt" style:language-complex="hi" style:country-complex="IN"/>
    </style:style>
    <style:style style:name="T20" style:family="text">
      <style:text-properties style:font-name="Cantarell" fo:font-size="11pt" fo:language="en" fo:country="US" officeooo:rsid="0029d21a" style:font-size-asian="11pt" style:language-asian="zh" style:country-asian="CN" style:font-size-complex="11pt" style:language-complex="hi" style:country-complex="IN"/>
    </style:style>
    <style:style style:name="T21" style:family="text">
      <style:text-properties style:font-name="Cantarell" fo:font-size="11pt" fo:language="en" fo:country="US" officeooo:rsid="00356803" style:font-size-asian="11pt" style:language-asian="zh" style:country-asian="CN" style:font-size-complex="11pt" style:language-complex="hi" style:country-complex="IN"/>
    </style:style>
    <style:style style:name="T22" style:family="text">
      <style:text-properties style:font-name="Cantarell" fo:font-size="10.5pt" style:font-size-asian="10.5pt" style:language-asian="zh" style:country-asian="CN" style:font-size-complex="10.5pt"/>
    </style:style>
    <style:style style:name="T23" style:family="text">
      <style:text-properties fo:font-variant="normal" fo:text-transform="none" fo:color="#333333" style:font-name="Cantarell" fo:font-size="11pt" fo:letter-spacing="normal" fo:language="en" fo:country="US" fo:font-style="normal" fo:font-weight="normal" officeooo:rsid="0012b2c3" style:font-size-asian="11pt" style:language-asian="zh" style:country-asian="CN" style:font-size-complex="11pt" style:language-complex="hi" style:country-complex="IN"/>
    </style:style>
    <style:style style:name="T24" style:family="text">
      <style:text-properties fo:font-variant="normal" fo:text-transform="none" fo:color="#222222" style:font-name="Cantarell" fo:font-size="11pt" fo:letter-spacing="normal" fo:language="en" fo:country="US" fo:font-style="normal" fo:font-weight="normal" officeooo:rsid="00282809" style:font-size-asian="11pt" style:language-asian="zh" style:country-asian="CN" style:font-size-complex="11pt" style:language-complex="hi" style:country-complex="IN"/>
    </style:style>
    <style:style style:name="T25" style:family="text">
      <style:text-properties style:font-name="Cantarell1"/>
    </style:style>
    <style:style style:name="T26" style:family="text"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27" style:family="text">
      <style:text-properties style:font-name="Cantarell1" fo:font-size="11pt" fo:language="en" fo:country="US" fo:font-style="italic" officeooo:rsid="001563f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28" style:family="text">
      <style:text-properties style:font-name="Cantarell1" fo:font-size="11pt" fo:language="en" fo:country="US" style:font-size-asian="11pt" style:language-asian="en" style:country-asian="US" style:font-size-complex="11pt" style:language-complex="hi" style:country-complex="IN"/>
    </style:style>
    <style:style style:name="T29" style:family="text">
      <style:text-properties fo:font-size="11pt" fo:language="en" fo:country="US" style:font-size-asian="11pt" style:font-size-complex="11pt" style:language-complex="hi" style:country-complex="IN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7f555"/>
    </style:style>
    <style:style style:name="T32" style:family="text">
      <style:text-properties officeooo:rsid="00282809"/>
    </style:style>
    <style:style style:name="T33" style:family="text">
      <style:text-properties officeooo:rsid="00121b37"/>
    </style:style>
    <style:style style:name="T34" style:family="text">
      <style:text-properties officeooo:rsid="002e8b17"/>
    </style:style>
    <style:style style:name="T35" style:family="text">
      <style:text-properties officeooo:rsid="0032c892"/>
    </style:style>
    <style:style style:name="T36" style:family="text">
      <style:text-properties officeooo:rsid="003710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Viievskyi Anton</text:span><text:span text:style-name="T2"> </text:span></text:p>
      <text:p text:style-name="P3"><text:span text:style-name="T31">Full Stack </text:span>Python <text:span text:style-name="T31">Software Engineer</text:span></text:p>
      <text:p text:style-name="P2"/>
      <text:p text:style-name="P4"><text:bookmark text:name="__DdeLink__117_1728794273"/><text:span text:style-name="T3">Age: 2</text:span><text:span text:style-name="T6">9</text:span></text:p>
      <text:p text:style-name="P4"><text:bookmark text:name="__DdeLink__119_1728794273"/><text:span text:style-name="T3">City: </text:span><text:span text:style-name="T9">Kyiv</text:span></text:p>
      <text:p text:style-name="P6"><text:bookmark text:name="__DdeLink__121_1728794273"/>Family status: <text:span text:style-name="T34">m</text:span>arried</text:p>
      <text:p text:style-name="P5"><text:span text:style-name="T8">E</text:span><text:bookmark-start text:name="__DdeLink__123_1728794273"/><text:span text:style-name="T3">-mail: <text:s/></text:span><text:a xlink:type="simple" xlink:href="mailto:Viievskiy.Anton@yandex.ru" text:style-name="Internet_20_link" text:visited-style-name="Visited_20_Internet_20_Link"><text:span text:style-name="Internet_20_link"><text:span text:style-name="T11">v</text:span></text:span></text:a><text:span text:style-name="Internet_20_link"><text:span text:style-name="T11">iievskyi.anton@gmail.com</text:span></text:span><text:bookmark-end text:name="__DdeLink__123_1728794273"/></text:p>
      <text:p text:style-name="P7"><text:span text:style-name="T12">W</text:span><text:span text:style-name="T10">eb-page: </text:span><text:a xlink:type="simple" xlink:href="http://telonor.github.io/" text:style-name="Internet_20_link" text:visited-style-name="Visited_20_Internet_20_Link"><text:span text:style-name="T10">telonor.github.io</text:span></text:a></text:p>
      <text:p text:style-name="P8"><text:span text:style-name="T8">S</text:span><text:span text:style-name="T3">kype:</text:span><text:span text:style-name="T10"> Telonor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_DdeLink__127_1728794273"/>Experience</text:p>
          </table:table-cell>
          <table:table-cell table:style-name="Table1.A1" office:value-type="string">
            <text:p text:style-name="P23">07.2017 <text:span text:style-name="T33">— 08.2018</text:span></text:p>
            <text:p text:style-name="P29">GlobalLogic</text:p>
            <text:p text:style-name="P29">Full Stack Python Software Engineer</text:p>
            <text:p text:style-name="P24">Development of <text:span text:style-name="T35">an </text:span>AQA framework for one of the most known communicational companies. Backend and frontend development of web-service. </text:p>
            <text:p text:style-name="P21">08.2016 — <text:span text:style-name="T31">07.2017</text:span></text:p>
            <text:p text:style-name="P35">Synergy Way</text:p>
            <text:p text:style-name="P26">Full Stack Python developer</text:p>
            <text:p text:style-name="P22">Backend and frontend development <text:span text:style-name="T31">of </text:span><text:a xlink:type="simple" xlink:href="https://synergy-way.com/post_type/arcus/" text:style-name="Internet_20_link" text:visited-style-name="Visited_20_Internet_20_Link"><text:span text:style-name="T31">Arcus</text:span></text:a><text:span text:style-name="T31"> - the powerful Dispatch system.</text:span></text:p>
            <text:p text:style-name="P21">08.2014 — 07.2016</text:p>
            <text:p text:style-name="P27">Outsource social network development</text:p>
            <text:p text:style-name="P27">Django/Python developer</text:p>
            <text:p text:style-name="P19">Backend and frontend development.</text:p>
            <text:p text:style-name="P25">2012 — <text:s/>08.2014</text:p>
            <text:p text:style-name="P27">сode.ua</text:p>
            <text:p text:style-name="P27">Django/Python developer <text:s text:c="3"/></text:p>
            <text:p text:style-name="P19">Backend and frontend development, here is some sites:</text:p>
            <text:p text:style-name="P10"><text:a xlink:type="simple" xlink:href="http://unm.org.ua/" text:style-name="Internet_20_link" text:visited-style-name="Visited_20_Internet_20_Link"><text:span text:style-name="Internet_20_link"><text:span text:style-name="T22">unm.org.ua</text:span></text:span></text:a></text:p>
            <text:p text:style-name="P10"><text:a xlink:type="simple" xlink:href="http://simfonia-mebel.com.ua/" text:style-name="Internet_20_link" text:visited-style-name="Visited_20_Internet_20_Link"><text:span text:style-name="Internet_20_link"><text:span text:style-name="T22">simfonia-mebel.com.ua</text:span></text:span></text:a></text:p>
            <text:p text:style-name="P10"><text:a xlink:type="simple" xlink:href="http://zelenodolsk.com.ua/" text:style-name="Internet_20_link" text:visited-style-name="Visited_20_Internet_20_Link"><text:span text:style-name="Internet_20_link"><text:span text:style-name="T22">zelenodolsk.com.ua</text:span></text:span></text:a></text:p>
            <text:p text:style-name="P10"><text:a xlink:type="simple" xlink:href="http://comp-as.com.ua/" text:style-name="Internet_20_link" text:visited-style-name="Visited_20_Internet_20_Link"><text:span text:style-name="Internet_20_link"><text:span text:style-name="T22">comp-as.com.ua</text:span></text:span></text:a></text:p>
            <text:p text:style-name="P10"><text:a xlink:type="simple" xlink:href="http://etalon-taxi.com/" text:style-name="Internet_20_link" text:visited-style-name="Visited_20_Internet_20_Link"><text:span text:style-name="Internet_20_link"><text:span text:style-name="T22">etalon-taxi.com</text:span></text:span></text:a>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7">Education</text:p>
            <text:p text:style-name="P14"/>
          </table:table-cell>
          <table:table-cell table:style-name="Table1.A1" office:value-type="string">
            <text:p text:style-name="P18">2006 — 2011</text:p>
            <text:p text:style-name="P36"><text:bookmark text:name="__DdeLink__125_1728794273"/>Kryvyi Rih Institute of Economics, KNEU, master degree of Economic Cybernetics</text:p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17"><text:bookmark text:name="__DdeLink__129_1728794273"/>Skills</text:p>
          </table:table-cell>
          <table:table-cell table:style-name="Table1.A1" office:value-type="string">
            <text:p text:style-name="P13"><text:bookmark text:name="__DdeLink__131_1728794273"/><text:span text:style-name="T15">Back End</text:span><text:span text:style-name="T17">: </text:span><text:span text:style-name="T16">Python 2.7 with Django (</text:span><text:span text:style-name="T17">1.4, </text:span><text:span text:style-name="T16">1.6</text:span><text:span text:style-name="T17">-1.10</text:span><text:span text:style-name="T16">), </text:span><text:span text:style-name="T19">Python 3.6 with Django (2.0), </text:span><text:span text:style-name="T24">Django REST framework</text:span><text:span text:style-name="T20">, Selenium, pytest, </text:span><text:span text:style-name="T23">Flask, SQLAlchemy, </text:span><text:span text:style-name="T16">MySQL, PostgreSQL, </text:span><text:span text:style-name="T20">Docker</text:span><text:span text:style-name="T16">.</text:span></text:p>
            <text:p text:style-name="P13"><text:span text:style-name="T16"><text:line-break/></text:span><text:span text:style-name="T15">Front End</text:span><text:span text:style-name="T17">:</text:span><text:span text:style-name="T16"> JavaScript </text:span><text:span text:style-name="T18">includ</text:span><text:span text:style-name="T21">ing</text:span><text:span text:style-name="T18"> new ES features</text:span><text:span text:style-name="T16">, </text:span><text:span text:style-name="T19">React, Redux, </text:span><text:span text:style-name="T20">Webpack, </text:span><text:span text:style-name="T21">G</text:span><text:span text:style-name="T20">ulp, </text:span><text:span text:style-name="T16">jQuery, Bootstrap (2, 3, </text:span><text:span text:style-name="T19">4</text:span><text:span text:style-name="T16">), Skeleton, Foundation 6, SCSS, Less.</text:span></text:p>
            <text:p text:style-name="P16"/>
            <text:p text:style-name="P11"><text:span text:style-name="T14">VCS</text:span><text:span text:style-name="T16">: Git, Mercurial.</text:span></text:p>
            <text:p text:style-name="P15"><text:span text:style-name="T30">OS</text:span>: Linux (Fedora/<text:span text:style-name="T32">Ubuntu</text:span>).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7"><text:bookmark text:name="__DdeLink__134_1728794273"/>Training</text:p>
            <text:p text:style-name="P14"/>
          </table:table-cell>
          <table:table-cell table:style-name="Table1.A1" office:value-type="string">
            <text:p text:style-name="P30">current time</text:p>
            <text:p text:style-name="P12"><text:a xlink:type="simple" xlink:href="https://www.codewars.com/users/Telonor" text:style-name="Internet_20_link" text:visited-style-name="Visited_20_Internet_20_Link"><text:span text:style-name="Internet_20_link"><text:span text:style-name="T27">https://www.codewars.com/</text:span></text:span></text:a><text:span text:style-name="T26"> – </text:span><text:span text:style-name="T27">Python</text:span></text:p>
            <text:p text:style-name="P31">2016</text:p>
            <text:p text:style-name="P10"><text:a xlink:type="simple" xlink:href="https://htmlacademy.ru/profile/id178876" text:style-name="Internet_20_link" text:visited-style-name="Visited_20_Internet_20_Link"><text:span text:style-name="Internet_20_link"><text:span text:style-name="T28">https://htmlacademy.ru</text:span></text:span></text:a><text:span text:style-name="T28"> - HTML5/CSS3/LESS courses</text:span></text:p>
            <text:p text:style-name="P32">2014</text:p>
            <text:p text:style-name="P10"><text:a xlink:type="simple" xlink:href="https://www.codecademy.com/Telonor" text:style-name="Internet_20_link" text:visited-style-name="Visited_20_Internet_20_Link"><text:span text:style-name="Internet_20_link"><text:span text:style-name="T25">https://www.codecademy.com</text:span></text:span></text:a><text:span text:style-name="T25"> - Python</text:span></text:p>
            <text:p text:style-name="P32">2006 — 2011</text:p>
            <text:p text:style-name="P34"><text:bookmark-start text:name="__DdeLink__100_653350893"/><text:soft-page-break/><text:span text:style-name="T29">In-depth study of foreign language (English</text:span><text:bookmark-end text:name="__DdeLink__100_653350893"/><text:span text:style-name="T29">)</text:span></text:p>
            <text:p text:style-name="P33"><text:bookmark text:name="__DdeLink__137_17287942731"/></text:p>
          </table:table-cell>
        </table:table-row>
        <table:table-row table:style-name="Table1.1">
          <table:table-cell table:style-name="Table1.A1" office:value-type="string">
            <text:p text:style-name="P17">Code samples</text:p>
          </table:table-cell>
          <table:table-cell table:style-name="Table1.A1" office:value-type="string">
            <text:p text:style-name="P10"><text:a xlink:type="simple" xlink:href="https://github.com/Telonor" text:style-name="Internet_20_link" text:visited-style-name="Visited_20_Internet_20_Link"><text:span text:style-name="Internet_20_link"><text:span text:style-name="T13">https://github.com/Telonor</text:span></text:span></text:a></text:p>
            <text:p text:style-name="P10"><text:a xlink:type="simple" xlink:href="http://codepen.io/Telonor/" text:style-name="Internet_20_link" text:visited-style-name="Visited_20_Internet_20_Link"><text:span text:style-name="Internet_20_link"><text:span text:style-name="T13">http://codepen.io/Telonor</text:span></text:span></text:a></text:p>
            <text:p text:style-name="P20"><text:span text:style-name="Internet_20_link"/></text:p>
          </table:table-cell>
        </table:table-row>
        <table:table-row table:style-name="Table1.1">
          <table:table-cell table:style-name="Table1.A1" office:value-type="string">
            <text:p text:style-name="P28">Language skills</text:p>
          </table:table-cell>
          <table:table-cell table:style-name="Table1.A1" office:value-type="string">
            <text:p text:style-name="P20">English: Upper-Intermediate; Ukrainian, Russian: native.</text:p>
            <text:p text:style-name="P20"/>
          </table:table-cell>
        </table:table-row>
        <table:table-row table:style-name="Table1.7">
          <table:table-cell table:style-name="Table1.A1" office:value-type="string">
            <text:p text:style-name="P17">Additional Information</text:p>
            <text:p text:style-name="P14"/>
          </table:table-cell>
          <table:table-cell table:style-name="Table1.A1" office:value-type="string">
            <text:p text:style-name="P10"><text:span text:style-name="T16">I was born in programmer family, so from my childhood my hobby was PC gaming and IT at all. I like tourism, so i am prepared for business trips. I'm </text:span><text:bookmark-start text:name="__DdeLink__126_1782789541"/><text:span text:style-name="T16">hard-working</text:span><text:bookmark-end text:name="__DdeLink__126_1782789541"/><text:span text:style-name="T16"> person, so if it is necessary, I can work overtime.<text:line-break/> <text:line-break/>I’ve spent a lot of time in PC games, as I told, here is some of my accounts: </text:span><text:a xlink:type="simple" xlink:href="http://worldoftanks.ru/ru/community/accounts/98091-Telonor/" text:style-name="Internet_20_link" text:visited-style-name="Visited_20_Internet_20_Link"><text:span text:style-name="Internet_20_link"><text:span text:style-name="T16">World of Tanks</text:span></text:span></text:a><text:span text:style-name="T16">, </text:span><text:a xlink:type="simple" xlink:href="http://eu.battle.net/wow/en/character/вечная-песня/Телонор/simple" text:style-name="Internet_20_link" text:visited-style-name="Visited_20_Internet_20_Link"><text:span text:style-name="Internet_20_link"><text:span text:style-name="T16">World of Warcraft</text:span></text:span></text:a><text:span text:style-name="T16">, and I want to spend same amount of time for python coding working on interesting projects as part of ambitious team using up-to-date technologies.</text:span></text:p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Italic" svg:font-family="'Source Sans Pro Italic', 'Source Sans Pro', sans-serif"/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402in" fo:margin-bottom="0.5402in" fo:margin-left="0.5799in" fo:margin-right="0.579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9:32:00</meta:creation-date>
    <meta:initial-creator>Pandora</meta:initial-creator>
    <dc:language>en-US</dc:language>
    <dc:date>2018-09-01T22:58:09.664699554</dc:date>
    <meta:editing-cycles>40</meta:editing-cycles>
    <meta:editing-duration>PT12H33M10S</meta:editing-duration>
    <meta:generator>LibreOffice/6.0.3.2$Linux_X86_64 LibreOffice_project/00m0$Build-2</meta:generator>
    <meta:document-statistic meta:table-count="1" meta:image-count="0" meta:object-count="0" meta:page-count="2" meta:paragraph-count="54" meta:word-count="286" meta:character-count="2079" meta:non-whitespace-character-count="1829"/>
    <meta:template xlink:type="simple" xlink:actuate="onRequest" xlink:title="Normal" xlink:href=""/>
  </office:meta>
</office:document-meta>
</file>